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left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e6e6ff" draw:opacity="50%" draw:textarea-horizontal-align="left" draw:textarea-vertical-align="top" draw:auto-grow-height="false" draw:shadow-opacity="50%"/>
    </style:style>
    <style:style style:name="gr4" style:family="graphic" style:parent-style-name="standard">
      <style:graphic-properties draw:fill-color="#ffffcc" draw:textarea-horizontal-align="left" draw:textarea-vertical-align="top" draw:auto-grow-height="false"/>
    </style:style>
    <style:style style:name="gr5" style:family="graphic" style:parent-style-name="standard">
      <style:graphic-properties draw:stroke="none" draw:fill="none" fo:min-height="1.14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horizontal-align="right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576cm"/>
    </style:style>
    <style:style style:name="gr10" style:family="graphic" style:parent-style-name="standard">
      <style:graphic-properties svg:stroke-color="#000000" draw:fill-color="#e6e6ff" draw:opacity="50%" draw:textarea-horizontal-align="left" draw:textarea-vertical-align="top" draw:auto-grow-height="false" draw:shadow-opacity="50%"/>
    </style:style>
    <style:style style:name="gr11" style:family="graphic" style:parent-style-name="standard">
      <style:graphic-properties draw:stroke="none" draw:fill="none" fo:min-height="0.5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cm"/>
    </style:style>
    <style:style style:name="P1" style:family="paragraph">
      <style:paragraph-properties fo:text-align="center"/>
      <style:text-properties fo:font-family="'Linux Libertine'" style:font-pitch="variable"/>
    </style:style>
    <style:style style:name="P2" style:family="paragraph">
      <style:paragraph-properties fo:text-align="end"/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end"/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808080" fo:font-family="'Linux Libertine'" style:font-pitch="variable"/>
    </style:style>
    <style:style style:name="P5" style:family="paragraph">
      <style:paragraph-properties fo:text-align="center"/>
      <style:text-properties fo:font-family="'Linux Libertine'" style:font-pitch="variable" fo:font-size="18pt"/>
    </style:style>
    <style:style style:name="P6" style:family="paragraph">
      <style:paragraph-properties fo:text-align="center"/>
      <style:text-properties fo:color="#808080" fo:font-family="'Linux Libertine'" style:font-pitch="variable" fo:font-size="18pt"/>
    </style:style>
    <style:style style:name="P7" style:family="paragraph">
      <style:paragraph-properties fo:text-align="center"/>
      <style:text-properties fo:font-family="'Linux Libertine'" style:font-pitch="variable" fo:font-size="18pt" style:text-underline-style="solid" style:text-underline-width="auto" style:text-underline-color="font-color"/>
    </style:style>
    <style:style style:name="P8" style:family="paragraph">
      <style:paragraph-properties fo:text-align="start"/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style:use-window-font-color="true" fo:font-family="'Linux Libertine'" style:font-pitch="variable" fo:font-size="18pt" style:text-underline-style="solid" style:text-underline-width="auto" style:text-underline-color="font-color"/>
    </style:style>
    <style:style style:name="T1" style:family="text">
      <style:text-properties fo:font-family="'Linux Libertine'" style:font-pitch="variable"/>
    </style:style>
    <style:style style:name="T2" style:family="text"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Linux Libertine'" style:font-pitch="variable" style:text-underline-style="solid" style:text-underline-width="auto" style:text-underline-color="font-color"/>
    </style:style>
    <style:style style:name="T5" style:family="text">
      <style:text-properties fo:color="#808080" fo:font-family="'Linux Libertine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7cm" svg:height="12.095cm" svg:x="9.13cm" svg:y="4.703cm">
          <text:p text:style-name="P1"><text:span text:style-name="T1">BeIDCards(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86cm" svg:height="4.255cm" svg:x="9.826cm" svg:y="12.025cm">
          <draw:text-box>
            <text:p text:style-name="P2"><text:span text:style-name="T2">hasBeIDCards()</text:span></text:p>
            <text:p text:style-name="P3"><text:span text:style-name="T3">hasBeIDCards(CardTerminal)</text:span></text:p>
            <text:p text:style-name="P2"><text:span text:style-name="T2">getAllBeIDCards()</text:span></text:p>
            <text:p text:style-name="P2"><text:span text:style-name="T2">GetOneBeIDCard()</text:span></text:p>
            <text:p text:style-name="P2"><text:span text:style-name="T2">getOneBeIDCard(CardTerminal)</text:span></text:p>
            <text:p text:style-name="P2"><text:span text:style-name="T2">WaitUntilCardRemoved()</text:span></text:p>
            <text:p text:style-name="P3"><text:span text:style-name="T3">waitUntilCardRemoved(CardTerminal)</text:span></text:p>
          </draw:text-box>
        </draw:frame>
        <draw:custom-shape draw:style-name="gr3" draw:text-style-name="P4" draw:layer="layout" svg:width="10.413cm" svg:height="2.637cm" svg:x="9.581cm" svg:y="5.957cm">
          <text:p text:style-name="P4"><text:span text:style-name="T1">BeIDCard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563cm" svg:height="1.061cm" svg:x="10.003cm" svg:y="7.027cm">
          <text:p text:style-name="P4"><text:span text:style-name="T1">CardAndTerminal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479cm" svg:height="1.061cm" svg:x="9.554cm" svg:y="8.917cm">
          <text:p text:style-name="P4"><text:span text:style-name="T1">DefaultbeIDCardU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479cm" svg:height="1.061cm" svg:x="9.554cm" svg:y="10.297cm">
          <text:p text:style-name="P4"><text:span text:style-name="T1">VoidLogg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5" xml:id="id1" draw:id="id1" draw:layer="layout" svg:width="11.37cm" svg:height="12.095cm" svg:x="8.974cm" svg:y="7.905cm">
          <text:p text:style-name="P5"><text:span text:style-name="T1">BeIDCards(YourLogger,YourUI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86cm" svg:height="4.255cm" svg:x="9.67cm" svg:y="15.227cm">
          <draw:text-box>
            <text:p text:style-name="P2"><text:span text:style-name="T2">hasBeIDCards()</text:span></text:p>
            <text:p text:style-name="P3"><text:span text:style-name="T3">hasBeIDCards(CardTerminal)</text:span></text:p>
            <text:p text:style-name="P2"><text:span text:style-name="T2">getAllBeIDCards()</text:span></text:p>
            <text:p text:style-name="P2"><text:span text:style-name="T2">getOneBeIDCard()</text:span></text:p>
            <text:p text:style-name="P2"><text:span text:style-name="T2">getOneBeIDCard(CardTerminal)</text:span></text:p>
            <text:p text:style-name="P2"><text:span text:style-name="T2">waitUntilCardRemoved()</text:span></text:p>
            <text:p text:style-name="P3"><text:span text:style-name="T3">waitUntilCardRemoved(CardTerminal)</text:span></text:p>
          </draw:text-box>
        </draw:frame>
        <draw:custom-shape draw:style-name="gr3" draw:text-style-name="P6" draw:layer="layout" svg:width="10.413cm" svg:height="2.637cm" svg:x="9.425cm" svg:y="9.159cm">
          <text:p text:style-name="P6"><text:span text:style-name="T1">BeIDCard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563cm" svg:height="1.061cm" svg:x="9.847cm" svg:y="10.229cm">
          <text:p text:style-name="P6"><text:span text:style-name="T1">CardAndTerminal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6" draw:id="id6" draw:layer="layout" svg:width="10.479cm" svg:height="1.061cm" svg:x="9.398cm" svg:y="12.119cm">
          <text:p text:style-name="P6"><text:span text:style-name="T1">yourU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10.479cm" svg:height="1.061cm" svg:x="9.398cm" svg:y="13.499cm">
          <text:p text:style-name="P6"><text:span text:style-name="T1">Your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9cm" svg:height="3.709cm" svg:x="1cm" svg:y="1cm">
          <text:p text:style-name="P7"><text:span text:style-name="T4">YourLogger implements Logger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2" draw:id="id2" draw:layer="layout" svg:width="2.979cm" svg:height="1.396cm" svg:x="5.755cm" svg:y="2.726cm">
          <draw:text-box>
            <text:p text:style-name="P3"><text:span text:style-name="T3">error()</text:span></text:p>
            <text:p text:style-name="P3"><text:span text:style-name="T3">debug()</text:span></text:p>
          </draw:text-box>
        </draw:frame>
        <draw:custom-shape draw:style-name="gr4" draw:text-style-name="P7" draw:layer="layout" svg:width="11.318cm" svg:height="5.109cm" svg:x="17.382cm" svg:y="1cm">
          <text:p text:style-name="P7"><text:span text:style-name="T4">YourUI implements BeIDCardsUI</text:span></text:p>
          <draw:enhanced-geometry svg:viewBox="0 0 21600 21600" draw:type="rectangle" draw:enhanced-path="M 0 0 L 21600 0 21600 21600 0 21600 0 0 Z N"/>
        </draw:custom-shape>
        <draw:frame draw:style-name="gr2" draw:text-style-name="P8" xml:id="id3" draw:id="id3" draw:layer="layout" svg:width="9.976cm" svg:height="3.683cm" svg:x="18.324cm" svg:y="2.032cm">
          <draw:text-box>
            <text:p text:style-name="P8"><text:span text:style-name="T2">adviseCardTerminalRequired()</text:span></text:p>
            <text:p text:style-name="P9"><text:span text:style-name="T3">adviseBeIDCardRequired()</text:span></text:p>
            <text:p text:style-name="P9"><text:span text:style-name="T3">adviseEnd()</text:span></text:p>
            <text:p text:style-name="P9"><text:span text:style-name="T3">selectbeIDCard()</text:span></text:p>
            <text:p text:style-name="P9"><text:span text:style-name="T3">eIDCardInsertedDuringSelection()</text:span></text:p>
            <text:p text:style-name="P9"><text:span text:style-name="T3">eIDCardRemovedDuringSelection()</text:span></text:p>
          </draw:text-box>
        </draw:frame>
        <draw:connector draw:style-name="gr6" draw:text-style-name="P10" draw:layer="layout" draw:type="curve" svg:x1="14.659cm" svg:y1="7.905cm" svg:x2="8.734cm" svg:y2="3.424cm" draw:start-shape="id1" draw:start-glue-point="0" draw:end-shape="id2" draw:end-glue-point="1" svg:d="m14659 7905c0-2988-1975-4481-5925-4481" svg:viewBox="0 0 5926 4482">
          <text:p/>
        </draw:connector>
        <draw:connector draw:style-name="gr6" draw:text-style-name="P10" draw:layer="layout" draw:type="curve" svg:x1="14.659cm" svg:y1="7.905cm" svg:x2="18.324cm" svg:y2="3.873cm" draw:start-shape="id1" draw:start-glue-point="0" draw:end-shape="id3" draw:end-glue-point="3" svg:d="m14659 7905c0-2688 1221-4032 3665-4032" svg:viewBox="0 0 3666 4033">
          <text:p/>
        </draw:connector>
        <draw:connector draw:style-name="gr7" draw:text-style-name="P10" draw:layer="layout" draw:type="curve" svg:x1="5.5cm" svg:y1="4.709cm" svg:x2="9.398cm" svg:y2="14.029cm" draw:start-shape="id4" draw:start-glue-point="2" draw:end-shape="id5" draw:end-glue-point="3" svg:d="m5500 4709c0 6214 1299 9320 3898 9320" svg:viewBox="0 0 3899 9321">
          <text:p/>
        </draw:connector>
        <draw:connector draw:style-name="gr8" draw:text-style-name="P11" draw:layer="layout" draw:type="curve" svg:x1="23.312cm" svg:y1="5.715cm" svg:x2="19.877cm" svg:y2="12.649cm" draw:start-shape="id3" draw:start-glue-point="2" draw:end-shape="id6" draw:end-glue-point="1" svg:d="m23312 5715c0 4623-1145 6934-3435 6934" svg:viewBox="0 0 3436 6935">
          <text:p/>
        </draw:connector>
        <draw:frame draw:style-name="gr9" draw:text-style-name="P11" draw:layer="layout" svg:width="5.912cm" svg:height="1.826cm" svg:x="21.673cm" svg:y="12.433cm">
          <draw:text-box>
            <text:p text:style-name="P11">Pass to constructor</text:p>
            <text:p text:style-name="P11">(optional)</text:p>
          </draw:text-box>
        </draw:frame>
        <draw:frame draw:style-name="gr9" draw:text-style-name="P11" draw:layer="layout" svg:width="5.912cm" svg:height="1.826cm" svg:x="1.712cm" svg:y="13.795cm">
          <draw:text-box>
            <text:p text:style-name="P11">Pass to constructor</text:p>
            <text:p text:style-name="P11">(optional)</text:p>
          </draw:text-box>
        </draw:frame>
      </draw:page>
      <draw:page draw:name="page3" draw:style-name="dp1" draw:master-page-name="Default">
        <draw:custom-shape draw:style-name="gr10" draw:text-style-name="P12" xml:id="id9" draw:id="id9" draw:layer="layout" svg:width="10.413cm" svg:height="3.755cm" svg:x="5.791cm" svg:y="5.913cm">
          <text:p text:style-name="P12"><text:span text:style-name="T4">BeIDCard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563cm" svg:height="1.061cm" svg:x="6.213cm" svg:y="7.183cm">
          <text:p text:style-name="P6"><text:span text:style-name="T5">CardAndTerminal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7" draw:id="id7" draw:layer="layout" svg:width="10.983cm" svg:height="3.647cm" svg:x="13.259cm" svg:y="10.991cm">
          <text:p text:style-name="P7"><text:span text:style-name="T4">... implements BeIDCard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8" xml:id="id10" draw:id="id10" draw:layer="layout" svg:width="8.207cm" svg:height="1.967cm" svg:x="14.84cm" svg:y="12.223cm">
          <draw:text-box>
            <text:p text:style-name="P8"><text:span text:style-name="T2">eIDCardEventsInitialized()</text:span></text:p>
            <text:p text:style-name="P9"><text:span text:style-name="T3">eIDCardInserted()</text:span></text:p>
            <text:p text:style-name="P9"><text:span text:style-name="T3">eIDCardRemoved()</text:span></text:p>
          </draw:text-box>
        </draw:frame>
        <draw:frame draw:style-name="gr11" draw:text-style-name="P9" xml:id="id8" draw:id="id8" draw:layer="layout" svg:width="8.207cm" svg:height="0.824cm" svg:x="6.811cm" svg:y="8.541cm">
          <draw:text-box>
            <text:p text:style-name="P9"><text:span text:style-name="T3">addBeIDCardEventListener()</text:span></text:p>
          </draw:text-box>
        </draw:frame>
        <draw:connector draw:style-name="gr6" draw:text-style-name="P10" draw:layer="layout" draw:type="curve" svg:x1="18.75cm" svg:y1="10.991cm" svg:x2="15.018cm" svg:y2="8.953cm" draw:start-shape="id7" draw:start-glue-point="0" draw:end-shape="id8" draw:end-glue-point="1" svg:d="m18750 10991c0-1359-1244-2038-3732-2038" svg:viewBox="0 0 3733 2039">
          <text:p/>
        </draw:connector>
        <draw:connector draw:style-name="gr6" draw:text-style-name="P10" draw:layer="layout" draw:type="curve" svg:x1="10.997cm" svg:y1="9.668cm" svg:x2="14.84cm" svg:y2="13.206cm" draw:start-shape="id9" draw:start-glue-point="2" draw:end-shape="id10" draw:end-glue-point="3" svg:d="m10997 9668c0 2359 1281 3538 3843 3538" svg:viewBox="0 0 3844 3539">
          <text:p/>
        </draw:connector>
      </draw:page>
      <draw:page draw:name="page4" draw:style-name="dp1" draw:master-page-name="Default">
        <draw:custom-shape draw:style-name="gr10" draw:text-style-name="P12" xml:id="id13" draw:id="id13" draw:layer="layout" svg:width="10.413cm" svg:height="4.994cm" svg:x="9.856cm" svg:y="4.605cm">
          <text:p text:style-name="P12"><text:span text:style-name="T4">BeIDCard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563cm" svg:height="1.061cm" svg:x="10.278cm" svg:y="5.975cm">
          <text:p text:style-name="P6"><text:span text:style-name="T5">CardAndTerminal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1" draw:id="id11" draw:layer="layout" svg:width="11.752cm" svg:height="3.647cm" svg:x="16.948cm" svg:y="14.153cm">
          <text:p text:style-name="P7"><text:span text:style-name="T4">... implements BeIDCard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8" xml:id="id14" draw:id="id14" draw:layer="layout" svg:width="8.207cm" svg:height="1.967cm" svg:x="17.998cm" svg:y="15.385cm">
          <draw:text-box>
            <text:p text:style-name="P8"><text:span text:style-name="T2">eIDCardEventsInitialized()</text:span></text:p>
            <text:p text:style-name="P9"><text:span text:style-name="T3">eIDCardInserted()</text:span></text:p>
            <text:p text:style-name="P9"><text:span text:style-name="T3">eIDCardRemoved()</text:span></text:p>
          </draw:text-box>
        </draw:frame>
        <draw:frame draw:style-name="gr11" draw:text-style-name="P9" xml:id="id12" draw:id="id12" draw:layer="layout" svg:width="8.207cm" svg:height="0.824cm" svg:x="10.976cm" svg:y="8.333cm">
          <draw:text-box>
            <text:p text:style-name="P9"><text:span text:style-name="T3">addBeIDCardEventListener()</text:span></text:p>
          </draw:text-box>
        </draw:frame>
        <draw:connector draw:style-name="gr6" draw:text-style-name="P10" draw:layer="layout" draw:type="curve" svg:x1="22.824cm" svg:y1="14.153cm" svg:x2="19.183cm" svg:y2="8.745cm" draw:start-shape="id11" draw:start-glue-point="0" draw:end-shape="id12" draw:end-glue-point="1" svg:d="m22824 14153c0-3606-1213-5408-3641-5408" svg:viewBox="0 0 3642 5409">
          <text:p/>
        </draw:connector>
        <draw:connector draw:style-name="gr6" draw:text-style-name="P10" draw:layer="layout" draw:type="curve" svg:x1="15.062cm" svg:y1="9.599cm" svg:x2="17.998cm" svg:y2="16.368cm" draw:start-shape="id13" draw:start-glue-point="2" draw:end-shape="id14" draw:end-glue-point="3" svg:d="m15062 9599c0 4513 978 6769 2936 6769" svg:viewBox="0 0 2937 6770">
          <text:p/>
        </draw:connector>
        <draw:frame draw:style-name="gr11" draw:text-style-name="P9" xml:id="id17" draw:id="id17" draw:layer="layout" svg:width="8.707cm" svg:height="0.824cm" svg:x="10.976cm" svg:y="7.575cm">
          <draw:text-box>
            <text:p text:style-name="P9"><text:span text:style-name="T3">addOtherCardEventListener()</text:span></text:p>
          </draw:text-box>
        </draw:frame>
        <draw:custom-shape draw:style-name="gr4" draw:text-style-name="P7" xml:id="id16" draw:id="id16" draw:layer="layout" svg:width="10.978cm" svg:height="3.647cm" svg:x="1cm" svg:y="14.153cm">
          <text:p text:style-name="P7"><text:span text:style-name="T4">... implements Card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7.318cm" svg:height="1.967cm" svg:x="3.681cm" svg:y="15.385cm">
          <draw:text-box>
            <text:p text:style-name="P2"><text:span text:style-name="T2">cardEventsInitialized()</text:span></text:p>
            <text:p text:style-name="P3"><text:span text:style-name="T3">cardInserted()</text:span></text:p>
            <text:p text:style-name="P3"><text:span text:style-name="T3">cardRemoved()</text:span></text:p>
          </draw:text-box>
        </draw:frame>
        <draw:connector draw:style-name="gr6" draw:text-style-name="P10" draw:layer="layout" draw:type="curve" svg:x1="15.062cm" svg:y1="9.599cm" svg:x2="10.999cm" svg:y2="16.368cm" draw:start-shape="id13" draw:start-glue-point="2" draw:end-shape="id15" draw:end-glue-point="1" svg:d="m15062 9599c0 4513-1354 6769-4063 6769" svg:viewBox="0 0 4064 6770">
          <text:p/>
        </draw:connector>
        <draw:connector draw:style-name="gr6" draw:text-style-name="P10" draw:layer="layout" draw:type="curve" svg:x1="6.489cm" svg:y1="14.153cm" svg:x2="10.976cm" svg:y2="7.987cm" draw:start-shape="id16" draw:start-glue-point="0" draw:end-shape="id17" draw:end-glue-point="3" svg:d="m6489 14153c0-4111 1495-6166 4487-6166" svg:viewBox="0 0 4488 6167">
          <text:p/>
        </draw:connector>
        <draw:frame draw:style-name="gr2" draw:layer="layout" svg:width="10.679cm" svg:height="1.038cm" draw:transform="rotate (1.5707963267949) translate (1cm 14.021cm)">
          <draw:text-box>
            <text:p>..gets non-eID card inserts/removals</text:p>
          </draw:text-box>
        </draw:frame>
        <draw:frame draw:style-name="gr2" draw:layer="layout" svg:width="9.413cm" svg:height="1.038cm" draw:transform="rotate (1.5707963267949) translate (27.458cm 13.787cm)">
          <draw:text-box>
            <text:p>..gets eID card inserts/removals</text:p>
          </draw:text-box>
        </draw:frame>
      </draw:page>
      <draw:page draw:name="page5" draw:style-name="dp1" draw:master-page-name="Default">
        <draw:custom-shape draw:style-name="gr10" draw:text-style-name="P12" xml:id="id20" draw:id="id20" draw:layer="layout" svg:width="11.933cm" svg:height="3.292cm" svg:x="8.983cm" svg:y="5.826cm">
          <text:p text:style-name="P12"><text:span text:style-name="T4">CardAndTerminal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8" draw:id="id18" draw:layer="layout" svg:width="11.752cm" svg:height="3.647cm" svg:x="16.948cm" svg:y="13.253cm">
          <text:p text:style-name="P7"><text:span text:style-name="T4">... implements Card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8" xml:id="id21" draw:id="id21" draw:layer="layout" svg:width="7.318cm" svg:height="1.967cm" svg:x="17.998cm" svg:y="14.485cm">
          <draw:text-box>
            <text:p text:style-name="P8"><text:span text:style-name="T2">cardEventsInitialized()</text:span></text:p>
            <text:p text:style-name="P9"><text:span text:style-name="T3">cardInserted()</text:span></text:p>
            <text:p text:style-name="P9"><text:span text:style-name="T3">cardRemoved()</text:span></text:p>
          </draw:text-box>
        </draw:frame>
        <draw:frame draw:style-name="gr11" draw:text-style-name="P9" xml:id="id19" draw:id="id19" draw:layer="layout" svg:width="5.813cm" svg:height="0.824cm" svg:x="9.37cm" svg:y="7.763cm">
          <draw:text-box>
            <text:p text:style-name="P9"><text:span text:style-name="T3">addCardListener()</text:span></text:p>
          </draw:text-box>
        </draw:frame>
        <draw:connector draw:style-name="gr6" draw:text-style-name="P10" draw:layer="layout" draw:type="curve" svg:x1="22.824cm" svg:y1="13.253cm" svg:x2="15.183cm" svg:y2="8.175cm" draw:start-shape="id18" draw:start-glue-point="0" draw:end-shape="id19" draw:end-glue-point="1" svg:d="m22824 13253c0-3386-2547-5078-7641-5078" svg:viewBox="0 0 7642 5079">
          <text:p/>
        </draw:connector>
        <draw:connector draw:style-name="gr6" draw:text-style-name="P10" draw:layer="layout" draw:type="curve" svg:x1="14.949cm" svg:y1="9.118cm" svg:x2="17.998cm" svg:y2="15.468cm" draw:start-shape="id20" draw:start-glue-point="2" draw:end-shape="id21" draw:end-glue-point="3" svg:d="m14949 9118c0 4234 1016 6350 3049 6350" svg:viewBox="0 0 3050 6351">
          <text:p/>
        </draw:connector>
        <draw:frame draw:style-name="gr11" draw:text-style-name="P9" xml:id="id24" draw:id="id24" draw:layer="layout" svg:width="8.707cm" svg:height="0.824cm" svg:x="9.37cm" svg:y="7.005cm">
          <draw:text-box>
            <text:p text:style-name="P9"><text:span text:style-name="T3">addCardTerminalListener()</text:span></text:p>
          </draw:text-box>
        </draw:frame>
        <draw:custom-shape draw:style-name="gr4" draw:text-style-name="P7" xml:id="id23" draw:id="id23" draw:layer="layout" svg:width="12.352cm" svg:height="3.647cm" svg:x="1cm" svg:y="13.515cm">
          <text:p text:style-name="P7"><text:span text:style-name="T4">... implements CardTerminal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2" draw:id="id22" draw:layer="layout" svg:width="8.511cm" svg:height="1.967cm" svg:x="3.681cm" svg:y="14.747cm">
          <draw:text-box>
            <text:p text:style-name="P2"><text:span text:style-name="T2">terminalEventsInitialized()</text:span></text:p>
            <text:p text:style-name="P3"><text:span text:style-name="T3">terminalAttached()</text:span></text:p>
            <text:p text:style-name="P3"><text:span text:style-name="T3">terminalDetached()</text:span></text:p>
          </draw:text-box>
        </draw:frame>
        <draw:connector draw:style-name="gr6" draw:text-style-name="P10" draw:layer="layout" draw:type="curve" svg:x1="14.949cm" svg:y1="9.118cm" svg:x2="12.192cm" svg:y2="15.73cm" draw:start-shape="id20" draw:start-glue-point="2" draw:end-shape="id22" draw:end-glue-point="1" svg:d="m14949 9118c0 4408-919 6612-2757 6612" svg:viewBox="0 0 2758 6613">
          <text:p/>
        </draw:connector>
        <draw:connector draw:style-name="gr6" draw:text-style-name="P10" draw:layer="layout" draw:type="curve" svg:x1="7.176cm" svg:y1="13.515cm" svg:x2="9.37cm" svg:y2="7.417cm" draw:start-shape="id23" draw:start-glue-point="0" draw:end-shape="id24" draw:end-glue-point="3" svg:d="m7176 13515c0-4066 731-6098 2194-6098" svg:viewBox="0 0 2195 6099">
          <text:p/>
        </draw:connector>
        <draw:frame draw:style-name="gr2" draw:layer="layout" svg:width="9.794cm" svg:height="1.038cm" draw:transform="rotate (1.5707963267949) translate (1cm 13.42cm)">
          <draw:text-box>
            <text:p>..gets terminal attaches/detaches</text:p>
          </draw:text-box>
        </draw:frame>
        <draw:frame draw:style-name="gr2" draw:layer="layout" svg:width="9.269cm" svg:height="1.038cm" draw:transform="rotate (1.5707963267949) translate (27.458cm 13.22cm)">
          <draw:text-box>
            <text:p>.. gets card insertions/removals</text:p>
          </draw:text-box>
        </draw:frame>
      </draw:page>
      <draw:page draw:name="page6" draw:style-name="dp1" draw:master-page-name="Default">
        <draw:custom-shape draw:style-name="gr10" draw:text-style-name="P12" xml:id="id25" draw:id="id25" draw:layer="layout" svg:width="8.224cm" svg:height="2.159cm" svg:x="8.973cm" svg:y="6.244cm">
          <text:p text:style-name="P12"><text:span text:style-name="T4">CardAndTerminal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7" draw:id="id27" draw:layer="layout" svg:width="11.86cm" svg:height="3.647cm" svg:x="1cm" svg:y="1cm">
          <text:p text:style-name="P7"><text:span text:style-name="T4">... implements CardTerminal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6" draw:id="id26" draw:layer="layout" svg:width="8.511cm" svg:height="1.967cm" svg:x="2.658cm" svg:y="2.232cm">
          <draw:text-box>
            <text:p text:style-name="P2"><text:span text:style-name="T2">terminalEventsInitialized()</text:span></text:p>
            <text:p text:style-name="P3"><text:span text:style-name="T3">terminalAttached()</text:span></text:p>
            <text:p text:style-name="P3"><text:span text:style-name="T3">terminalDetached()</text:span></text:p>
          </draw:text-box>
        </draw:frame>
        <draw:frame draw:style-name="gr11" draw:text-style-name="P9" xml:id="id28" draw:id="id28" draw:layer="layout" svg:width="8.045cm" svg:height="0.824cm" svg:x="9.267cm" svg:y="7.35cm">
          <draw:text-box>
            <text:p text:style-name="P9"><text:span text:style-name="T3">addCardTerminalListener()</text:span></text:p>
          </draw:text-box>
        </draw:frame>
        <draw:connector draw:style-name="gr6" draw:text-style-name="P10" draw:layer="layout" draw:type="curve" svg:x1="13.085cm" svg:y1="6.244cm" svg:x2="11.169cm" svg:y2="3.215cm" draw:start-shape="id25" draw:start-glue-point="0" draw:end-shape="id26" draw:end-glue-point="1" svg:d="m13085 6244c0-2020-638-3029-1916-3029" svg:viewBox="0 0 1917 3030">
          <text:p/>
        </draw:connector>
        <draw:connector draw:style-name="gr6" draw:text-style-name="P10" draw:layer="layout" draw:type="curve" svg:x1="6.93cm" svg:y1="4.647cm" svg:x2="9.267cm" svg:y2="7.762cm" draw:start-shape="id27" draw:start-glue-point="2" draw:end-shape="id28" draw:end-glue-point="3" svg:d="m6930 4647c0 2077 779 3115 2337 3115" svg:viewBox="0 0 2338 3116">
          <text:p/>
        </draw:connector>
        <draw:custom-shape draw:style-name="gr10" draw:text-style-name="P12" xml:id="id31" draw:id="id31" draw:layer="layout" svg:width="11.933cm" svg:height="4.994cm" svg:x="8.983cm" svg:y="8.926cm">
          <text:p text:style-name="P12"><text:span text:style-name="T4">BeIDCardManager(CardTerminalManag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6" draw:id="id36" draw:layer="layout" svg:width="9.563cm" svg:height="1.061cm" svg:x="9.405cm" svg:y="10.296cm">
          <text:p text:style-name="P6"><text:span text:style-name="T5">CardAndTerminal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9" draw:id="id29" draw:layer="layout" svg:width="11.752cm" svg:height="3.647cm" svg:x="16.948cm" svg:y="16.353cm">
          <text:p text:style-name="P7"><text:span text:style-name="T4">... implements BeIDCard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8" xml:id="id32" draw:id="id32" draw:layer="layout" svg:width="8.207cm" svg:height="1.967cm" svg:x="17.998cm" svg:y="17.585cm">
          <draw:text-box>
            <text:p text:style-name="P8"><text:span text:style-name="T2">eIDCardEventsInitialized()</text:span></text:p>
            <text:p text:style-name="P9"><text:span text:style-name="T3">eIDCardInserted()</text:span></text:p>
            <text:p text:style-name="P9"><text:span text:style-name="T3">eIDCardRemoved()</text:span></text:p>
          </draw:text-box>
        </draw:frame>
        <draw:frame draw:style-name="gr11" draw:text-style-name="P9" xml:id="id30" draw:id="id30" draw:layer="layout" svg:width="8.207cm" svg:height="0.824cm" svg:x="10.103cm" svg:y="12.654cm">
          <draw:text-box>
            <text:p text:style-name="P9"><text:span text:style-name="T3">addBeIDCardEventListener()</text:span></text:p>
          </draw:text-box>
        </draw:frame>
        <draw:connector draw:style-name="gr6" draw:text-style-name="P10" draw:layer="layout" draw:type="curve" svg:x1="22.824cm" svg:y1="16.353cm" svg:x2="18.31cm" svg:y2="13.066cm" draw:start-shape="id29" draw:start-glue-point="0" draw:end-shape="id30" draw:end-glue-point="1" svg:d="m22824 16353c0-2192-1504-3287-4514-3287" svg:viewBox="0 0 4515 3288">
          <text:p/>
        </draw:connector>
        <draw:connector draw:style-name="gr6" draw:text-style-name="P10" draw:layer="layout" draw:type="curve" svg:x1="14.949cm" svg:y1="13.92cm" svg:x2="17.998cm" svg:y2="18.568cm" draw:start-shape="id31" draw:start-glue-point="2" draw:end-shape="id32" draw:end-glue-point="3" svg:d="m14949 13920c0 3099 1016 4648 3049 4648" svg:viewBox="0 0 3050 4649">
          <text:p/>
        </draw:connector>
        <draw:frame draw:style-name="gr11" draw:text-style-name="P9" xml:id="id35" draw:id="id35" draw:layer="layout" svg:width="8.707cm" svg:height="0.824cm" svg:x="10.103cm" svg:y="11.896cm">
          <draw:text-box>
            <text:p text:style-name="P9"><text:span text:style-name="T3">addOtherCardEventListener()</text:span></text:p>
          </draw:text-box>
        </draw:frame>
        <draw:custom-shape draw:style-name="gr4" draw:text-style-name="P7" xml:id="id34" draw:id="id34" draw:layer="layout" svg:width="10.978cm" svg:height="3.647cm" svg:x="1cm" svg:y="16.615cm">
          <text:p text:style-name="P7"><text:span text:style-name="T4">... implements CardEventsListen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3" draw:id="id33" draw:layer="layout" svg:width="7.318cm" svg:height="1.967cm" svg:x="3.681cm" svg:y="17.847cm">
          <draw:text-box>
            <text:p text:style-name="P2"><text:span text:style-name="T2">cardEventsInitialized()</text:span></text:p>
            <text:p text:style-name="P3"><text:span text:style-name="T3">cardInserted()</text:span></text:p>
            <text:p text:style-name="P3"><text:span text:style-name="T3">cardRemoved()</text:span></text:p>
          </draw:text-box>
        </draw:frame>
        <draw:connector draw:style-name="gr6" draw:text-style-name="P10" draw:layer="layout" draw:type="curve" svg:x1="14.949cm" svg:y1="13.92cm" svg:x2="10.999cm" svg:y2="18.83cm" draw:start-shape="id31" draw:start-glue-point="2" draw:end-shape="id33" draw:end-glue-point="1" svg:d="m14949 13920c0 3274-1316 4910-3950 4910" svg:viewBox="0 0 3951 4911">
          <text:p/>
        </draw:connector>
        <draw:connector draw:style-name="gr6" draw:text-style-name="P10" draw:layer="layout" draw:type="curve" svg:x1="6.489cm" svg:y1="16.615cm" svg:x2="10.103cm" svg:y2="12.308cm" draw:start-shape="id34" draw:start-glue-point="0" draw:end-shape="id35" draw:end-glue-point="3" svg:d="m6489 16615c0-2872 1204-4307 3614-4307" svg:viewBox="0 0 3615 4308">
          <text:p/>
        </draw:connector>
        <draw:connector draw:style-name="gr7" draw:text-style-name="P10" draw:layer="layout" draw:type="curve" draw:line-skew="0.037cm" svg:x1="17.197cm" svg:y1="7.323cm" svg:x2="18.968cm" svg:y2="10.826cm" draw:start-shape="id25" draw:start-glue-point="1" draw:end-shape="id36" draw:end-glue-point="1" svg:d="m17197 7323c3462 0 2576 3503 1771 3503" svg:viewBox="0 0 2505 3504">
          <text:p/>
        </draw:connector>
        <draw:frame draw:style-name="gr2" draw:layer="layout" svg:width="10.679cm" svg:height="1.038cm" draw:transform="rotate (1.5707963267949) translate (1cm 16.52cm)">
          <draw:text-box>
            <text:p>..gets non-eID card inserts/removals</text:p>
          </draw:text-box>
        </draw:frame>
        <draw:frame draw:style-name="gr2" draw:layer="layout" svg:width="9.413cm" svg:height="1.038cm" draw:transform="rotate (1.5707963267949) translate (27.458cm 16.086cm)">
          <draw:text-box>
            <text:p>..gets eID card inserts/removals</text:p>
          </draw:text-box>
        </draw:frame>
        <draw:frame draw:style-name="gr2" draw:layer="layout" svg:width="9.972cm" svg:height="1.038cm" svg:x="13.55cm" svg:y="1cm">
          <draw:text-box>
            <text:p>.. gets terminal attaches/detaches</text:p>
          </draw:text-box>
        </draw:frame>
        <draw:frame draw:style-name="gr12" draw:layer="layout" svg:width="5.912cm" svg:height="1.038cm" svg:x="19.342cm" svg:y="6.865cm">
          <draw:text-box>
            <text:p>Pass to constru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1T13:47:49</meta:creation-date>
    <dc:date>2013-01-31T15:21:34</dc:date>
    <meta:editing-duration>PT1H25M23S</meta:editing-duration>
    <meta:editing-cycles>55</meta:editing-cycles>
    <meta:generator>LibreOffice/3.6$Linux_X86_64 LibreOffice_project/360m1$Build-3</meta:generator>
    <meta:document-statistic meta:object-count="79"/>
  </office:meta>
</office:document-meta>
</file>